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Text_20_body">
      <style:text-properties officeooo:rsid="0093d6b9" officeooo:paragraph-rsid="00993250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Text_20_body">
      <style:text-properties officeooo:rsid="0093d6b9" officeooo:paragraph-rsid="0099f2aa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6">2<text:span text:style-name="T15">9</text:span>.10.2019 - Added chapter 7.1.4 Editors - 3D View - Tool Shelf - Mesh - Vertex Paint Mode.pdf</text:p>
      <text:p text:style-name="P16">2<text:span text:style-name="T14">8</text:span>.10.2019 - Added chapter 7.1.3 Editors - 3D View - Tool Shelf - Mesh - Sculpt Mode.pdf</text:p>
      <text:p text:style-name="P14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<text:soft-page-break/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<text:soft-page-break/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8M39S</meta:editing-duration>
    <meta:editing-cycles>127</meta:editing-cycles>
    <meta:generator>LibreOffice/6.3.0.4$Windows_X86_64 LibreOffice_project/057fc023c990d676a43019934386b85b21a9ee99</meta:generator>
    <dc:date>2019-10-29T18:38:38.567000000</dc:date>
    <meta:document-statistic meta:table-count="1" meta:image-count="0" meta:object-count="0" meta:page-count="3" meta:paragraph-count="72" meta:word-count="1065" meta:character-count="5930" meta:non-whitespace-character-count="4927"/>
    <meta:template xlink:type="simple" xlink:actuate="onRequest" xlink:title="standard1cm" xlink:href="../../../../AppData/Roaming/LibreOffice/4/user/template/standard1cm.ott" meta:date="2016-03-28T18:47:57.125000000"/>
  </office:meta>
</office:document-meta>
</file>